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Footnote">
      <style:text-properties officeooo:paragraph-rsid="0fec2fd1"/>
    </style:style>
    <style:style style:name="P72" style:family="paragraph" style:parent-style-name="Footnote">
      <style:text-properties officeooo:paragraph-rsid="0fed6741" fo:background-color="transparent"/>
    </style:style>
    <style:style style:name="P73" style:family="paragraph" style:parent-style-name="Standard">
      <style:text-properties officeooo:paragraph-rsid="0feebff8"/>
    </style:style>
    <style:style style:name="P7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5" style:family="paragraph" style:parent-style-name="Standard">
      <style:text-properties officeooo:paragraph-rsid="0ff7c12b"/>
    </style:style>
    <style:style style:name="P76" style:family="paragraph" style:parent-style-name="Footnote">
      <style:text-properties officeooo:paragraph-rsid="0ffc13d1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1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language="en" fo:country="GB"/>
    </style:style>
    <style:style style:name="T20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officeooo:rsid="0f28d107"/>
    </style:style>
    <style:style style:name="T206" style:family="text">
      <style:text-properties fo:language="en" fo:country="GB" officeooo:rsid="0fed6741"/>
    </style:style>
    <style:style style:name="T207" style:family="text">
      <style:text-properties fo:language="en" fo:country="GB" officeooo:rsid="0ff024dc"/>
    </style:style>
    <style:style style:name="T208" style:family="text">
      <style:text-properties officeooo:rsid="0fad59bb"/>
    </style:style>
    <style:style style:name="T209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0" style:family="text">
      <style:text-properties style:text-underline-style="solid" style:text-underline-width="auto" style:text-underline-color="font-color" officeooo:rsid="0ff4a399"/>
    </style:style>
    <style:style style:name="T211" style:family="text">
      <style:text-properties officeooo:rsid="0ffa97b0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4">Checklist for installing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5"><text:user-field-get text:name="Version">22.04</text:user-field-get></text:span></text:span><text:span text:style-name="Strong_20_Emphasis"><text:span text:style-name="T95"><text:s/></text:span></text:span><text:span text:style-name="Strong_20_Emphasis"><text:span text:style-name="T100">LTS</text:span></text:span><text:span text:style-name="Strong_20_Emphasis"><text:span text:style-name="T96"><text:note text:id="ftn1" text:note-class="footnote"><text:note-citation>1</text:note-citation><text:note-body><text:p text:style-name="P76"><text:span text:style-name="T212">LTS stands for Long-Term Support, and this April </text:span><text:span text:style-name="Strong_20_Emphasis"><text:span text:style-name="T220"><text:user-field-get style:data-style-name="N0" text:name="Releaseyear">2022</text:user-field-get></text:span></text:span><text:span text:style-name="T213"><text:s/></text:span><text:span text:style-name="Strong_20_Emphasis"><text:span text:style-name="T216"><text:user-field-get text:name="Distro">Ubuntu</text:user-field-get></text:span></text:span><text:span text:style-name="T214"><text:s/></text:span><text:span text:style-name="T217"><text:user-field-get text:name="Version">22.04</text:user-field-get></text:span><text:span text:style-name="T217"><text:s/></text:span><text:span text:style-name="T218">LTS</text:span><text:span text:style-name="T217"> </text:span><text:span text:style-name="Strong_20_Emphasis"><text:span text:style-name="T219"><text:user-field-get text:name="Edition">Server</text:user-field-get></text:span></text:span><text:span text:style-name="T212"><text:s/>(codename jammy) will be supported for 5 years until April 2027, and with an Ubuntu </text:span><text:span text:style-name="T215">P</text:span><text:span text:style-name="T212">ro subscription (free for personal use) for 12 years until April 2034.</text:span></text:p></text:note-body></text:note></text:span></text:span><text:span text:style-name="Strong_20_Emphasis"><text:span text:style-name="T97"> 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3"/>
      <text:p text:style-name="P4"><text:span text:style-name="T110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6"><text:span text:style-name="Definition"><text:span text:style-name="T204">user</text:span></text:span><text:span text:style-name="T155"><text:tab/><text:tab/></text:span><text:span text:style-name="T165"> <text:tab/><text:tab/><text:tab/> </text:span><text:span text:style-name="T156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8">ull </text:span><text:span text:style-name="T166">na</text:span><text:span text:style-name="T168">me,</text:span><text:span text:style-name="T166"> </text:span><text:span text:style-name="T168">e.g.</text:span><text:span text:style-name="T166"> </text:span><text:span text:style-name="T167">J</text:span><text:span text:style-name="T173">ohn Doe</text:span><text:span text:style-name="T172">]</text:span></text:p>
      <text:p text:style-name="P73"><text:span text:style-name="Definition"><text:span text:style-name="T171">USER</text:span></text:span><text:span text:style-name="Definition"><text:span text:style-name="T203">na</text:span></text:span><text:span text:style-name="Definition"><text:span text:style-name="T205">me</text:span></text:span><text:span text:style-name="T170"><text:tab/><text:tab/><text:tab/> </text:span><text:span text:style-name="T170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70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7">oh</text:span><text:span text:style-name="T105">n</text:span><text:span text:style-name="T106">]</text:span></text:p>
      <text:p text:style-name="P6"><text:span text:style-name="Definition"><text:span text:style-name="T207">serv</text:span></text:span><text:span text:style-name="Definition"><text:span text:style-name="T203">ERNA</text:span></text:span><text:span text:style-name="Definition"><text:span text:style-name="T205">me</text:span></text:span><text:span text:style-name="T174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03"><text:s text:c="2"/></text:span><text:span text:style-name="T175">[</text:span><text:span text:style-name="T181">N</text:span><text:span text:style-name="T176">a</text:span><text:span text:style-name="T180">me of the</text:span><text:span text:style-name="T176"> </text:span><text:span text:style-name="T182">server</text:span><text:span text:style-name="T177">, </text:span><text:span text:style-name="T180">e.g.</text:span><text:span text:style-name="T178"> </text:span><text:span text:style-name="T182">sv</text:span><text:span text:style-name="T179">02</text:span><text:span text:style-name="T175">]</text:span></text:p>
      <text:p text:style-name="P6"><text:span text:style-name="Definition"><text:span text:style-name="T184">USER</text:span></text:span><text:span text:style-name="T183"><text:tab/><text:tab/></text:span><text:span text:style-name="T165"> <text:tab/><text:tab/><text:tab/> </text:span><text:span text:style-name="T156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56"><text:s text:c="2"/></text:span><text:span text:style-name="T157">[</text:span><text:span text:style-name="T163">F</text:span><text:span text:style-name="T159">ull </text:span><text:span text:style-name="T160">na</text:span><text:span text:style-name="T161">me</text:span><text:span text:style-name="T160"> possibly </text:span><text:span text:style-name="T164">2</text:span><text:span text:style-name="T197">nd</text:span><text:span text:style-name="T164"> </text:span><text:span text:style-name="T162">user</text:span><text:span text:style-name="T169">]</text:span></text:p>
      <text:p text:style-name="P73"><text:span text:style-name="Definition"><text:span text:style-name="T184">USERN</text:span></text:span><text:span text:style-name="Definition"><text:span text:style-name="T185">a</text:span></text:span><text:span text:style-name="Definition"><text:span text:style-name="T186">me</text:span></text:span><text:span text:style-name="Definition"><text:span text:style-name="T191"><text:tab/><text:tab/><text:tab/> </text:span></text:span><text:span text:style-name="T170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70"><text:s text:c="2"/></text:span><text:span text:style-name="T188">[</text:span><text:span text:style-name="T190">U</text:span><text:span text:style-name="T189">ser</text:span><text:span text:style-name="T187"> </text:span><text:span text:style-name="T193">na</text:span><text:span text:style-name="T194">me</text:span><text:span text:style-name="T193"> possibly </text:span><text:span text:style-name="T196">2</text:span><text:span text:style-name="T198">nd</text:span><text:span text:style-name="T196"> </text:span><text:span text:style-name="T195">user</text:span><text:span text:style-name="T192">]</text:span></text:p>
      <text:p text:style-name="P6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8">.</text:span></text:p>
      <text:p text:style-name="P37"/>
      <text:p text:style-name="P37"/>
      <text:p text:style-name="P5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19"/>
      <text:p text:style-name="P19"/>
      <text:list xml:id="list3396944886" text:style-name="L1">
        <text:list-item>
          <text:p text:style-name="P79"><text:bookmark-start text:name="__RefNumPara__4083_1271708128"/>Prepar<text:span text:style-name="T208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6">Login any additional </text:span></text:span><text:span text:style-name="Definition"><text:span text:style-name="T202">USER</text:span></text:span><text:span text:style-name="User_20_Entry"><text:span text:style-name="T71">s</text:span></text:span><text:span text:style-name="User_20_Entry"><text:span text:style-name="T75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83">wget karelzimmer.nl/</text:span></text:span><text:span text:style-name="User_20_Entry"><text:span text:style-name="T84">kz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8"><text:span text:style-name="User_20_Entry"><text:span text:style-name="T85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6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92715625917308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9"><text:span text:style-name="T119">Boot the computer from</text:span><text:span text:style-name="T123"><text:note text:id="ftn4" text:note-class="footnote"><text:note-citation>1</text:note-citation><text:note-body><text:p text:style-name="P72"><text:span text:style-name="T79">Boot menu/Setup via one of the </text:span><text:span text:style-name="T80">f</text:span><text:span text:style-name="T79">requently used keys:</text:span><text:span text:style-name="T203"> </text:span><text:span text:style-name="T209">Esc</text:span><text:span text:style-name="T203">, </text:span><text:span text:style-name="T209">Delete</text:span><text:span text:style-name="T203">, </text:span><text:span text:style-name="T209">F1</text:span><text:span text:style-name="T203">, </text:span><text:span text:style-name="T209">F2</text:span><text:span text:style-name="T203">, </text:span><text:span text:style-name="T209">F9</text:span><text:span text:style-name="T203">, </text:span><text:span text:style-name="T209">F10</text:span><text:span text:style-name="T203">, </text:span><text:span text:style-name="T209">F11</text:span><text:span text:style-name="T203">, </text:span><text:span text:style-name="T206">or </text:span><text:span text:style-name="T209">F12</text:span><text:span text:style-name="T203">.</text:span></text:p></text:note-body></text:note></text:span><text:span text:style-name="T119"> an</text:span><text:span text:style-name="T121"> </text:span><text:span text:style-name="Strong_20_Emphasis"><text:span text:style-name="T103"><text:user-field-get text:name="Distro">Ubuntu</text:user-field-get></text:span></text:span><text:span text:style-name="T122"><text:s/></text:span><text:span text:style-name="T104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24"><text:user-field-get text:name="Distro">Ubuntu</text:user-field-get></text:span></text:span><text:span text:style-name="Strong_20_Emphasis"><text:span text:style-name="T124"><text:s/></text:span></text:span><text:span text:style-name="T16">without modifying any files on the hard drive and also allows installation of </text:span><text:span text:style-name="Strong_20_Emphasis"><text:span text:style-name="T124"><text:user-field-get text:name="Distro">Ubuntu</text:user-field-get></text:span></text:span><text:span text:style-name="Strong_20_Emphasis"><text:span text:style-name="T124">.</text:span></text:span></text:p></text:note-body></text:note></text:span><text:span text:style-name="T119"> USB stick</text:span><text:span text:style-name="T60"><text:note text:id="ftn6" text:note-class="footnote"><text:note-citation>3</text:note-citation><text:note-body><text:p text:style-name="P71"><text:span text:style-name="Strong_20_Emphasis"><text:span text:style-name="T6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199">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69">consecutively </text:span></text:span><text:span text:style-name="Strong_20_Emphasis"><text:span text:style-name="T72">Download</text:span></text:span><text:span text:style-name="Strong_20_Emphasis"><text:span text:style-name="T69"> &gt; <text:line-break/></text:span></text:span><text:span text:style-name="Strong_20_Emphasis"><text:span text:style-name="T72">Get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&gt; </text:span></text:span><text:span text:style-name="Strong_20_Emphasis"><text:span text:style-name="T74">Download </text:span></text:span><text:span text:style-name="Strong_20_Emphasis"><text:span text:style-name="T73"><text:user-field-get text:name="Distro">Ubuntu</text:user-field-get></text:span></text:span><text:span text:style-name="Strong_20_Emphasis"><text:span text:style-name="T7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0"><text:s/></text:span></text:span><text:span text:style-name="Strong_20_Emphasis"><text:span text:style-name="T73"><text:user-field-get text:name="Version">22.04</text:user-field-get></text:span></text:span><text:span text:style-name="Strong_20_Emphasis"><text:span text:style-name="T73">...</text:span></text:span></text:p><text:p text:style-name="P70"><text:span text:style-name="Strong_20_Emphasis"><text:span text:style-name="T67"><text:tab/></text:span></text:span><text:span text:style-name="Strong_20_Emphasis"><text:span text:style-name="T78">The next steps are described in </text:span></text:span><text:span text:style-name="Strong_20_Emphasis"><text:span text:style-name="T76">Linux informati</text:span></text:span><text:span text:style-name="Strong_20_Emphasis"><text:span text:style-name="T77">on</text:span></text:span><text:span text:style-name="Strong_20_Emphasis"><text:span text:style-name="T7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Strong_20_Emphasis"><text:span text:style-name="T78">, under </text:span></text:span><text:span text:style-name="Strong_20_Emphasis"><text:span text:style-name="T76">Linux</text:span></text:span><text:span text:style-name="Strong_20_Emphasis"><text:span text:style-name="T78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6">Follow the instructions on the </text:span></text:span><text:span text:style-name="Strong_20_Emphasis"><text:span text:style-name="T87">installation </text:span></text:span><text:span text:style-name="Strong_20_Emphasis"><text:span text:style-name="T86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5">At</text:span><text:span text:style-name="T134"> </text:span><text:span text:style-name="Strong_20_Emphasis"><text:span text:style-name="T138">Profile setup</text:span></text:span><text:span text:style-name="Strong_20_Emphasis"><text:span text:style-name="T132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43">Enter</text:span><text:span text:style-name="T139"> </text:span><text:span text:style-name="Strong_20_Emphasis"><text:span text:style-name="T138">Your</text:span></text:span><text:span text:style-name="Strong_20_Emphasis"><text:span text:style-name="T140"> n</text:span></text:span><text:span text:style-name="Strong_20_Emphasis"><text:span text:style-name="T141">a</text:span></text:span><text:span text:style-name="Strong_20_Emphasis"><text:span text:style-name="T138">me</text:span></text:span><text:span text:style-name="Strong_20_Emphasis"><text:span text:style-name="T145"> </text:span></text:span><text:span text:style-name="Definition"><text:span text:style-name="T4">user</text:span></text:span><text:span text:style-name="Strong_20_Emphasis"><text:span text:style-name="T146">, <text:line-break/></text:span></text:span><text:span text:style-name="Strong_20_Emphasis"><text:span text:style-name="T138">Your server</text:span></text:span><text:span text:style-name="Strong_20_Emphasis"><text:span text:style-name="T148">'</text:span></text:span><text:span text:style-name="Strong_20_Emphasis"><text:span text:style-name="T149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5">,<text:line-break/></text:span></text:span><text:span text:style-name="Strong_20_Emphasis"><text:span text:style-name="T142">Pick a username</text:span></text:span><text:span text:style-name="Strong_20_Emphasis"><text:span text:style-name="T145"> </text:span></text:span><text:span text:style-name="Definition"><text:span text:style-name="T4">username</text:span></text:span><text:span text:style-name="Strong_20_Emphasis"><text:span text:style-name="T145">, </text:span></text:span><text:span text:style-name="Strong_20_Emphasis"><text:span text:style-name="T147">and</text:span></text:span><text:span text:style-name="Strong_20_Emphasis"><text:span text:style-name="T145"><text:line-break/></text:span></text:span><text:span text:style-name="Strong_20_Emphasis"><text:span text:style-name="T133">enter a </text:span></text:span><text:span text:style-name="Strong_20_Emphasis"><text:span text:style-name="T136">password</text:span></text:span><text:span text:style-name="Strong_20_Emphasis"><text:span text:style-name="T133"> twice</text:span></text:span><text:span text:style-name="Strong_20_Emphasis"><text:span text:style-name="T144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92716471449913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1">Add any additional </text:span></text:span><text:span text:style-name="Strong_20_Emphasis"><text:span text:style-name="T93">user</text:span></text:span><text:span text:style-name="Strong_20_Emphasis"><text:span text:style-name="T9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useradd --create-home --comm<text:span text:style-name="T211">e</text:span>n<text:span text:style-name="T211">t</text:span> <text:span text:style-name="T130">'</text:span><text:span text:style-name="T131">user</text:span><text:span text:style-name="T130">' [--groups adm,sudo] </text:span><text:span text:style-name="T131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passwd <text:span text:style-name="T210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4"><text:span text:style-name="User_20_Entry"><text:span text:style-name="T83">wget karelzimmer.nl/</text:span></text:span><text:span text:style-name="User_20_Entry"><text:span text:style-name="T84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8"><text:span text:style-name="User_20_Entry"><text:span text:style-name="T85">bash 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8"> <text:s/></text:span></text:span><text:span text:style-name="Strong_20_Emphasis"><text:span text:style-name="T89">Finish installatio</text:span></text:span><text:span text:style-name="Strong_20_Emphasis"><text:span text:style-name="T90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92716859051163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37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2">Login any additional </text:span></text:span><text:span text:style-name="Definition"><text:span text:style-name="T201">USER</text:span></text:span><text:span text:style-name="User_20_Entry"><text:span text:style-name="T81">s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28">End of checklist,</text:span><text:span text:style-name="T129"> </text:span><text:span text:style-name="Strong_20_Emphasis"><text:span text:style-name="T101"><text:user-field-get text:name="Distro">Ubuntu</text:user-field-get></text:span></text:span><text:span text:style-name="T127"><text:s/></text:span><text:span text:style-name="T125"><text:user-field-get text:name="Version">22.04</text:user-field-get></text:span><text:span text:style-name="T125"><text:s/></text:span><text:span text:style-name="T126">LTS</text:span><text:span text:style-name="Strong_20_Emphasis"><text:span text:style-name="T102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28">installation is complete.</text:span></text:p>
      <text:p text:style-name="P12"/>
      <text:p text:style-name="P7"><text:span text:style-name="Emphasis"><text:span text:style-name="T152">Written</text:span></text:span><text:span text:style-name="Emphasis"><text:span text:style-name="T150"> </text:span></text:span><text:span text:style-name="Emphasis"><text:span text:style-name="T152">by</text:span></text:span><text:span text:style-name="Emphasis"><text:span text:style-name="T15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1">Karel Zimmer</text:span></text:span></text:a><text:span text:style-name="Emphasis"><text:span text:style-name="T150">, </text:span></text:span><text:a xlink:type="simple" xlink:href="https://creativecommons.org/publicdomain/zero/1.0" text:style-name="Internet_20_link" text:visited-style-name="Visited_20_Internet_20_Link"><text:span text:style-name="Emphasis"><text:span text:style-name="T153">CC0 1.0 Universal</text:span></text:span></text:a><text:span text:style-name="Emphasis"><text:span text:style-name="T150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22T09:27:15.599915636">2024</text:date></text:span></text:span><text:span text:style-name="Emphasis"><text:span text:style-name="T15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22T09:27:15.409765038">22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27:15.284034417</dc:date>
    <meta:keyword>Installatie</meta:keyword>
    <meta:keyword>Checklist</meta:keyword>
    <meta:keyword>Linux</meta:keyword>
    <meta:editing-cycles>6845</meta:editing-cycles>
    <meta:editing-duration>P11DT23H28M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43" meta:character-count="2806" meta:non-whitespace-character-count="2385"/>
    <meta:user-defined meta:name="Info 1"/>
    <meta:user-defined meta:name="Info 2"/>
    <meta:user-defined meta:name="Info 3"/>
    <meta:user-defined meta:name="Info 4"/>
  </office:meta>
</office:document-meta>
</file>